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4.8715in"/>
    </style:style>
    <style:style style:name="Table1.B" style:family="table-column">
      <style:table-column-properties style:column-width="0.8819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7e03" officeooo:paragraph-rsid="000a7e03"/>
    </style:style>
    <style:style style:name="P2" style:family="paragraph" style:parent-style-name="Table_20_Contents">
      <style:text-properties officeooo:rsid="000bd37f" officeooo:paragraph-rsid="000bd37f"/>
    </style:style>
    <style:style style:name="P3" style:family="paragraph" style:parent-style-name="Standard">
      <style:paragraph-properties fo:text-align="center" style:justify-single-word="false"/>
      <style:text-properties fo:font-size="18pt" officeooo:rsid="000bd37f" officeooo:paragraph-rsid="000bd37f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d37f" officeooo:paragraph-rsid="000bd37f" style:font-size-asian="10.5pt" style:font-size-complex="12pt"/>
    </style:style>
    <style:style style:name="P5" style:family="paragraph" style:parent-style-name="Text_20_body">
      <style:text-properties officeooo:rsid="000bd37f" officeooo:paragraph-rsid="000bd37f"/>
    </style:style>
    <style:style style:name="T1" style:family="text">
      <style:text-properties officeooo:rsid="000bd3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imantas Markevičiu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ąlygos Nr. Ir užklausa</text:p>
          </table:table-cell>
          <table:table-cell table:style-name="Table1.A1" office:value-type="string">
            <text:p text:style-name="P1">Be indeksų</text:p>
          </table:table-cell>
          <table:table-cell table:style-name="Table1.C1" office:value-type="string">
            <text:p text:style-name="P1">Su indeksais</text:p>
          </table:table-cell>
        </table:table-row>
        <table:table-row>
          <table:table-cell table:style-name="Table1.A2" office:value-type="string">
            <text:p text:style-name="P1">1. SELECT SQL_NO_CACHE SUM(HOUR(TIMEDIFF(JobsRegister.kkTechnicianDepartureDate, JobsRegister.kkTechnicianArrivalDate))) AS darboValandos FROM JobsRegister WHERE MONTH(JobsRegister.arrivalDate) = 9 AND YEAR(JobsRegister.arrivalDate) = 2010;</text:p>
          </table:table-cell>
          <table:table-cell table:style-name="Table1.A2" office:value-type="string">
            <text:p text:style-name="P1"><text:s/>0,12 sec</text:p>
          </table:table-cell>
          <table:table-cell table:style-name="Table1.C2" office:value-type="string">
            <text:p text:style-name="P2">0,08 sec</text:p>
          </table:table-cell>
        </table:table-row>
        <table:table-row>
          <table:table-cell table:style-name="Table1.A2" office:value-type="string">
            <text:p text:style-name="P1">2. SELECT SQL_NO_CACHE DISTINCT Materials.name, COUNT(Materials.name) as times_used </text:p>
            <text:p text:style-name="P1">FROM Materials <text:s/></text:p>
            <text:p text:style-name="P1">LEFT JOIN JobsRegister_Materials ON Materials.materialId = JobsRegister_Materials.materialId </text:p>
            <text:p text:style-name="P1">GROUP BY Materials.materialId;</text:p>
            <text:p text:style-name="P1"/>
          </table:table-cell>
          <table:table-cell table:style-name="Table1.A2" office:value-type="string">
            <text:p text:style-name="P1">9,76 sec</text:p>
          </table:table-cell>
          <table:table-cell table:style-name="Table1.C2" office:value-type="string">
            <text:p text:style-name="P2">0,27 sec</text:p>
          </table:table-cell>
        </table:table-row>
        <table:table-row>
          <table:table-cell table:style-name="Table1.A2" office:value-type="string">
            <text:p text:style-name="P1">3. SELECT SQL_NO_CACHE DISTINCT Materials.name, SUM(JobsRegister_Materials.count) as amount</text:p>
            <text:p text:style-name="P1">FROM Materials, JobsRegister_Materials </text:p>
            <text:p text:style-name="P1">WHERE Materials.materialId = JobsRegister_Materials.materialId</text:p>
            <text:p text:style-name="P1">GROUP BY Materials.materialId</text:p>
            <text:p text:style-name="P1">ORDER BY Materials.name ASC;</text:p>
          </table:table-cell>
          <table:table-cell table:style-name="Table1.A2" office:value-type="string">
            <text:p text:style-name="P1">1,01 sec</text:p>
          </table:table-cell>
          <table:table-cell table:style-name="Table1.C2" office:value-type="string">
            <text:p text:style-name="P2">1,01 sec</text:p>
          </table:table-cell>
        </table:table-row>
        <table:table-row>
          <table:table-cell table:style-name="Table1.A2" office:value-type="string">
            <text:p text:style-name="P1">4. UPDATE Materials</text:p>
            <text:p text:style-name="P1">AS Material</text:p>
            <text:p text:style-name="P1">INNER JOIN (SELECT Materials.materialId, SUM(JobsRegister_Materials.count) AS amount </text:p>
            <text:p text:style-name="P1">FROM Materials </text:p>
            <text:p text:style-name="P1">LEFT JOIN JobsRegister_Materials on Materials.materialId = JobsRegister_Materials.materialId <text:s/></text:p>
            <text:p text:style-name="P1">GROUP BY Materials.materialId) AS Amount ON Amount.materialId = Material.materialId SET Material.sum = amount;</text:p>
          </table:table-cell>
          <table:table-cell table:style-name="Table1.A2" office:value-type="string">
            <text:p text:style-name="P1">7,94 sec</text:p>
          </table:table-cell>
          <table:table-cell table:style-name="Table1.C2" office:value-type="string">
            <text:p text:style-name="P2">1,06 sec</text:p>
          </table:table-cell>
        </table:table-row>
        <table:table-row>
          <table:table-cell table:style-name="Table1.A2" office:value-type="string">
            <text:p text:style-name="P1">5. UPDATE Materials AS Material </text:p>
            <text:p text:style-name="P1">INNER JOIN (SELECT Materials.materialId, COUNT(JobsRegister_Materials.materialId) as times_used </text:p>
            <text:p text:style-name="P1">FROM Materials </text:p>
            <text:p text:style-name="P1">LEFT JOIN JobsRegister_Materials ON Materials.materialId = JobsRegister_Materials.materialId <text:s/></text:p>
            <text:p text:style-name="P1">GROUP BY Materials.materialId) AS a ON a.materialId = Material.materialId SET Material.count = times_used;</text:p>
            <text:p text:style-name="P1"/>
          </table:table-cell>
          <table:table-cell table:style-name="Table1.A2" office:value-type="string">
            <text:p text:style-name="P1">7,91 sec</text:p>
          </table:table-cell>
          <table:table-cell table:style-name="Table1.C2" office:value-type="string">
            <text:p text:style-name="P2">0,29 sec</text:p>
          </table:table-cell>
        </table:table-row>
        <table:table-row>
          <table:table-cell table:style-name="Table1.A2" office:value-type="string">
            <text:p text:style-name="P1">6. DELETE JobsRegister, JobsRegister_Services</text:p>
            <text:p text:style-name="P1">FROM JobsRegister INNER JOIN JobsRegister_Services</text:p>
            <text:p text:style-name="P1">WHERE MONTH(JobsRegister.arrivalDate) = 9 AND YEAR(JobsRegister.arrivalDate) = 2014</text:p>
            <text:p text:style-name="P1">AND JobsRegister.jobsRegisterId = JobsRegister_Services.jobsRegisterId;</text:p>
          </table:table-cell>
          <table:table-cell table:style-name="Table1.A2" office:value-type="string">
            <text:p text:style-name="P1">1,23 sec</text:p>
          </table:table-cell>
          <table:table-cell table:style-name="Table1.C2" office:value-type="string">
            <text:p text:style-name="P2">0,57 sec</text:p>
          </table:table-cell>
        </table:table-row>
        <table:table-row>
          <table:table-cell table:style-name="Table1.A2" office:value-type="string">
            <text:p text:style-name="P1">7. </text:p>
            <text:p text:style-name="P1">DELETE JobsRegister FROM JobsRegister WHERE YEAR(JobsRegister.arrivalDate) &lt; 2010;</text:p>
          </table:table-cell>
          <table:table-cell table:style-name="Table1.A2" office:value-type="string">
            <text:p text:style-name="P1">2,24 sec</text:p>
          </table:table-cell>
          <table:table-cell table:style-name="Table1.C2" office:value-type="string">
            <text:p text:style-name="P2">1,15 sec</text:p>
          </table:table-cell>
        </table:table-row>
        <table:table-row>
          <table:table-cell table:style-name="Table1.A2" office:value-type="string">
            <text:p text:style-name="P2">8. 1000 insertų po 1</text:p>
          </table:table-cell>
          <table:table-cell table:style-name="Table1.A2" office:value-type="string">
            <text:p text:style-name="P1">41,70 sec </text:p>
          </table:table-cell>
          <table:table-cell table:style-name="Table1.C2" office:value-type="string">
            <text:p text:style-name="P2">38,63 sec</text:p>
          </table:table-cell>
        </table:table-row>
        <text:soft-page-break/>
        <table:table-row>
          <table:table-cell table:style-name="Table1.A2" office:value-type="string">
            <text:p text:style-name="P2">9. 100 insertų po 1000</text:p>
          </table:table-cell>
          <table:table-cell table:style-name="Table1.A2" office:value-type="string">
            <text:p text:style-name="Table_20_Contents">44,67 <text:span text:style-name="T1">sec</text:span></text:p>
          </table:table-cell>
          <table:table-cell table:style-name="Table1.C2" office:value-type="string">
            <text:p text:style-name="P2">44,82 sec</text:p>
          </table:table-cell>
        </table:table-row>
      </table:table>
      <text:p text:style-name="P3">Sąlygos</text:p>
      <text:p text:style-name="P4">1. Kiek laiko dirbta 2010m rugsėjo mėnesį ?</text:p>
      <text:p text:style-name="P4">2. Kokios medžiagos buvo naudotos apskritai ir kiek kartų?</text:p>
      <text:p text:style-name="P4">3. Kokios medžiagos buvo naudotos apskritai ir koks jų kiekis buvo <text:s/>naudotas, <text:s/>surušiuoti pagal abecelę.</text:p>
      <text:p text:style-name="P4">4. Pridėti naują laukelį - kiekvienos medžiagos sunaudojimo kiekį.</text:p>
      <text:p text:style-name="P4">5. Pridėti naują laukelį - kiekvienos medžiagos panaudojimų kartus.</text:p>
      <text:p text:style-name="P4">6. Ištrinti visus įrašus apie paslaugas ir darbus, atliktus 2014m <text:s/>rugsėjo mėnesį.</text:p>
      <text:p text:style-name="P4">7. Ištrinti visus įrašus apie darbus, kurie yra senesni nei 2010 metai.</text:p>
      <text:p text:style-name="P4">8. 1000 insertų po 1 eilutę.</text:p>
      <text:p text:style-name="P4">9. 100 insertų po 1000 eilučių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3:24:19.787175675</meta:creation-date>
    <dc:date>2016-11-28T23:47:53.242224880</dc:date>
    <meta:editing-duration>PT13S</meta:editing-duration>
    <meta:editing-cycles>1</meta:editing-cycles>
    <meta:document-statistic meta:table-count="1" meta:image-count="0" meta:object-count="0" meta:page-count="2" meta:paragraph-count="61" meta:word-count="300" meta:character-count="2537" meta:non-whitespace-character-count="2278"/>
    <meta:generator>LibreOffice/5.1.4.2$Linux_X86_64 LibreOffice_project/10m0$Build-2</meta:generator>
  </office:meta>
</office:document-meta>
</file>